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201aa4" officeooo:paragraph-rsid="001914a3" style:font-weight-asian="bold" style:font-weight-complex="bold"/>
    </style:style>
    <style:style style:name="P2" style:family="paragraph" style:parent-style-name="Text_20_body">
      <style:text-properties style:text-underline-style="none" fo:font-weight="normal" officeooo:rsid="001f6879" officeooo:paragraph-rsid="001f6879" style:font-weight-asian="normal" style:font-weight-complex="normal"/>
    </style:style>
    <style:style style:name="T1" style:family="text">
      <style:text-properties officeooo:rsid="001914a3"/>
    </style:style>
    <style:style style:name="T2" style:family="text">
      <style:text-properties officeooo:rsid="001eb3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pan text:style-name="T2">10</text:span>.1<text:span text:style-name="T1">2</text:span>.2018</text:p>
      <text:p text:style-name="P2">Test:</text:p>
      <text:p text:style-name="P2">Zeitspiel:</text:p>
      <text:p text:style-name="P2">30min Uhr für jeden Spieler, Uhr läuft während man überlegt, wenn Uhr abgelaufen nur 30s pro Zug <text:s/></text:p>
      <text:p text:style-name="P2">Anmerkung:</text:p>
      <text:p text:style-name="P2">Farbwechsel sorgte für Verwirrung → spielt man oft dieselbe Farbe tut man sich mit der anderen sch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10:59.997000000</meta:creation-date>
    <dc:date>2018-12-10T16:56:46.343000000</dc:date>
    <meta:editing-duration>PT55M19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6" meta:word-count="39" meta:character-count="244" meta:non-whitespace-character-count="209"/>
  </office:meta>
</office:document-meta>
</file>